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12cm" svg:height="8.5cm" svg:x="0.04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05T08:31:05.787984658</dc:date>
    <meta:editing-duration>PT5M5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13cm" svg:height="8.501cm" xlink:href="." xlink:type="simple" chart:class="chart:scatter" chart:style-name="ch1">
        <chart:plot-area chart:style-name="ch2" chart:data-source-has-labels="both" svg:x="0.302cm" svg:y="0.17cm" svg:width="14.509cm" svg:height="8.161cm">
          <chart:coordinate-region svg:x="0.844cm" svg:y="0.369cm" svg:width="13.873cm" svg:height="7.76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0628215181562567">
                <text:p>-0.0628215181562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188216626637029">
                <text:p>0.188216626637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79429578126956">
                <text:p>0.79429578126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557982212078459">
                <text:p>0.557982212078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628215181562565">
                <text:p>0.0628215181562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436286482793086">
                <text:p>-0.436286482793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677475840490584">
                <text:p>-0.677475840490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31286893008046">
                <text:p>-0.31286893008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0628215181562549">
                <text:p>-0.06282151815625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188216626637027">
                <text:p>0.188216626637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436286482793084">
                <text:p>0.4362864827930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677475840490582">
                <text:p>0.6774758404905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22581410730596">
                <text:p>1.225814107305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55798221207846">
                <text:p>0.55798221207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312868930080464">
                <text:p>0.312868930080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628215181562534">
                <text:p>0.0628215181562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188216626637023">
                <text:p>-0.188216626637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07980999479091">
                <text:p>-0.907980999479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32262373064731">
                <text:p>-1.322623730647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8201304837673">
                <text:p>-1.78201304837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22581410730596">
                <text:p>-1.225814107305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55798221207846">
                <text:p>-0.557982212078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312868930080464">
                <text:p>-0.3128689300804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0628215181562537">
                <text:p>-0.06282151815625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18821662663703">
                <text:p>0.188216626637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677475840490582">
                <text:p>0.677475840490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07980999479097">
                <text:p>0.907980999479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50022213926091">
                <text:p>1.500222139260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78201304837673">
                <text:p>1.782013048376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22581410730596">
                <text:p>1.225814107305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55798221207846">
                <text:p>0.557982212078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312868930080465">
                <text:p>0.312868930080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062821518156261">
                <text:p>0.062821518156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18821662663703">
                <text:p>-0.188216626637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677475840490581">
                <text:p>-0.6774758404905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907980999479091">
                <text:p>-0.9079809994790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50022213926091">
                <text:p>-1.50022213926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78201304837673">
                <text:p>-1.782013048376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4142135623731">
                <text:p>-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